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927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NDK Framework</text:p>
          </draw:text-box>
        </draw:frame>
        <draw:frame presentation:style-name="pr2" draw:text-style-name="P1" draw:layer="layout" svg:width="25.199cm" svg:height="13.927cm" svg:x="1.4cm" svg:y="4.04cm" presentation:class="subtitle" presentation:user-transformed="true">
          <draw:text-box>
            <text:p>Standardize development, documentation and configuration of automation programs as ”plugins”.</text:p>
            <text:p/>
            <text:p>The framework provides the plugin developer with methods, to easy access and use common resources, without knowledge about how they are configured.</text:p>
            <text:p/>
            <text:p>Sharing of plugins, because they are easy to install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NDK Framework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xml:id="id1" text:id="id1">Logging (where to log and what to log)</text:p>
              </text:list-item>
              <text:list-item>
                <text:p xml:id="id2" text:id="id2">Configuration (read and write configuration)</text:p>
              </text:list-item>
              <text:list-item>
                <text:p xml:id="id3" text:id="id3">Option (read and write user optinos)</text:p>
              </text:list-item>
              <text:list-item>
                <text:p xml:id="id4" text:id="id4">Resource loading (load resources from plugin assembly)</text:p>
              </text:list-item>
              <text:list-item>
                <text:p xml:id="id5" text:id="id5">Mail sending (send e-mail messages)</text:p>
              </text:list-item>
              <text:list-item>
                <text:p xml:id="id6" text:id="id6">Database connection (connect to database and execute queries)</text:p>
              </text:list-item>
              <text:list-item>
                <text:p xml:id="id7" text:id="id7">Active Directory (connect and query users/groups)</text:p>
              </text:list-item>
              <text:list-item>
                <text:p xml:id="id8" text:id="id8">SOFD Directory (query enployees/organazations)</text:p>
              </text:list-item>
              <text:list-item>
                <text:p>Execution (execute plugin from the commandline or as a service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Logging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og as much as possible in the correct category</text:p>
              </text:list-item>
              <text:list-item>
                <text:p>Categories - Normal, Debug, Error</text:p>
              </text:list-item>
              <text:list-item>
                <text:p>Log to Console, File, Windows</text:p>
              </text:list-item>
              <text:list-item>
                <text:p>What and Where is configurab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Configura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ystem configuration (common for all plugins)</text:p>
              </text:list-item>
              <text:list-item>
                <text:p>Local configuration (for each plugin)</text:p>
              </text:list-item>
              <text:list-item>
                <text:p>Key/Values</text:p>
              </text:list-item>
              <text:list-item>
                <text:p>Stored in XM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Op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User configuration (for each user)</text:p>
              </text:list-item>
              <text:list-item>
                <text:p>Intended for interactive window programs</text:p>
              </text:list-item>
              <text:list-item>
                <text:p>Key/Values</text:p>
              </text:list-item>
              <text:list-item>
                <text:p>Stored in the Windows regist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Resource loadi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Get embedded resources by ”file name”</text:p>
              </text:list-item>
              <text:list-item>
                <text:p>Text and Imag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Mail sending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nd email (subject, message, attachments)</text:p>
              </text:list-item>
              <text:list-item>
                <text:p>More options (from, to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Database connec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onnect to database by ”key”</text:p>
              </text:list-item>
              <text:list-item>
                <text:p>QUOTED_IDENTIFI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Active Directory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Query users by identifier and filter</text:p>
              </text:list-item>
              <text:list-item>
                <text:p>Identifiers - CPR, Guid, Distinguished Name, Sam Account Name, User Principal Name and Security Identifier</text:p>
              </text:list-item>
              <text:list-item>
                <text:p>Is user member of group (recursive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SOFD Directory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Query enployees by identifier and filt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Execu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xecute plugin from the commandline</text:p>
              </text:list-item>
              <text:list-item>
                <text:p>Execute plugin as a service</text:p>
                <text:p/>
              </text:list-item>
              <text:list-item>
                <text:p>Execute framework supported For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Documenta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tandard documentation of plugins – Guid, Name, Arguments, Databases, Configur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Installa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opy DLLs and EXEs to directory</text:p>
              </text:list-item>
              <text:list-item>
                <text:p>Configure (in XML file)</text:p>
              </text:list-item>
              <text:list-item>
                <text:p>Install service if requir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a" fo:country="DK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uden_20_fyld_20_og_20_uden_20_linjer" style:display-name="Objekt uden fyld og uden linjer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9T08:33:35.078000000</meta:creation-date>
    <meta:generator>LibreOffice/5.2.3.3$Windows_X86_64 LibreOffice_project/d54a8868f08a7b39642414cf2c8ef2f228f780cf</meta:generator>
    <dc:date>2017-02-15T13:21:45.430000000</dc:date>
    <meta:editing-duration>PT46M3S</meta:editing-duration>
    <meta:editing-cycles>16</meta:editing-cycles>
    <meta:document-statistic meta:object-count="73"/>
  </office:meta>
</office:document-meta>
</file>